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2A0000002826A2FAD13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9.027cm"/>
    </style:style>
    <style:style style:name="gr3" style:family="graphic" style:parent-style-name="standard" style:list-style-name="L1">
      <style:graphic-properties draw:stroke="none" draw:fill="none" fo:min-height="0.395cm"/>
    </style:style>
    <style:style style:name="gr4" style:family="graphic" style:parent-style-name="standard" style:list-style-name="L1">
      <style:graphic-properties draw:stroke="none" draw:fill="none" fo:min-height="0.395cm"/>
    </style:style>
    <style:style style:name="gr5" style:family="graphic" style:parent-style-name="standard" style:list-style-name="L1">
      <style:graphic-properties draw:stroke="none" draw:fill="none" fo:min-height="0.395cm"/>
    </style:style>
    <style:style style:name="co1" style:family="table-column">
      <style:table-column-properties style:column-width="2.567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65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size="10pt" style:font-size-asian="10pt" style:font-size-complex="10pt"/>
    </style:style>
    <style:style style:name="ce3" style:family="table-cell">
      <style:graphic-properties style:repeat="repeat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.132cm" fo:margin-bottom="0.056cm" fo:line-height="100%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margin-left="0cm" fo:margin-right="0cm" fo:margin-top="0.132cm" fo:margin-bottom="0.056cm" fo:line-height="100%" fo:text-align="center" fo:text-indent="0cm"/>
    </style:style>
    <style:style style:name="P5" style:family="paragraph">
      <style:paragraph-properties fo:margin-left="0cm" fo:margin-right="0cm" fo:margin-top="0.132cm" fo:margin-bottom="0.0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32cm" fo:margin-bottom="0.056cm" fo:line-height="100%" fo:text-indent="0cm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36pt" style:font-size-asian="36pt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609cm" svg:height="2.619cm" svg:x="1.122cm" svg:y="22.7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Mon–Wed</text:span></text:p>
              </table:table-cell>
              <table:table-cell>
                <text:p text:style-name="P1"><text:span text:style-name="T1">10am–7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hu–Fri</text:span></text:p>
              </table:table-cell>
              <table:table-cell>
                <text:p text:style-name="P1"><text:span text:style-name="T1">10am–8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aturday</text:span></text:p>
              </table:table-cell>
              <table:table-cell>
                <text:p text:style-name="P1"><text:span text:style-name="T1">9:30am–6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unday</text:span></text:p>
              </table:table-cell>
              <table:table-cell>
                <text:p text:style-name="P1"><text:span text:style-name="T1">12pm–5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9.589cm" svg:height="18.714cm" svg:x="1cm" svg:y="2.712cm">
          <draw:image xlink:href="Pictures/10000201000002A0000002826A2FAD13.png" xlink:type="simple" xlink:show="embed" xlink:actuate="onLoad">
            <text:p/>
          </draw:image>
        </draw:frame>
        <draw:frame draw:style-name="gr2" draw:text-style-name="P3" draw:layer="layout" svg:width="9.527cm" svg:height="1.656cm" svg:x="6.032cm" svg:y="0.776cm">
          <draw:text-box>
            <text:p><text:span text:style-name="T2">Local Bike Shops</text:span></text:p>
          </draw:text-box>
        </draw:frame>
        <draw:frame draw:style-name="gr3" draw:text-style-name="P5" draw:layer="layout" svg:width="5.461cm" svg:height="0.645cm" svg:x="1.154cm" svg:y="21.934cm">
          <draw:text-box>
            <text:p text:style-name="P4"><text:span text:style-name="T3">Ace Wheelworks</text:span></text:p>
          </draw:text-box>
        </draw:frame>
        <draw:frame draw:style-name="gr4" draw:text-style-name="P5" draw:layer="layout" svg:width="5.461cm" svg:height="0.645cm" svg:x="8.036cm" svg:y="21.944cm">
          <draw:text-box>
            <text:p text:style-name="P4"><text:span text:style-name="T3">Bike Boom</text:span></text:p>
          </draw:text-box>
        </draw:frame>
        <draw:frame draw:style-name="standard" draw:layer="layout" svg:width="5.609cm" svg:height="2.619cm" svg:x="8.004cm" svg:y="22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2">
                <text:p text:style-name="P6"><text:span text:style-name="T1">Monday</text:span></text:p>
              </table:table-cell>
              <table:table-cell table:style-name="ce3">
                <text:p><text:span text:style-name="T4">11am–7pm</text:span></text:p>
              </table:table-cell>
            </table:table-row>
            <table:table-row table:style-name="ro1" table:default-cell-style-name="ce3">
              <table:table-cell>
                <text:p text:style-name="P7">Tuesday</text:p>
              </table:table-cell>
              <table:table-cell>
                <text:p><text:span text:style-name="T4">closed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1">Wed–Fri</text:span></text:p>
              </table:table-cell>
              <table:table-cell>
                <text:p><text:span text:style-name="T4">11am–7pm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Sat-Sun</text:span></text:p>
              </table:table-cell>
              <table:table-cell>
                <text:p><text:span text:style-name="T4">10am–6p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5.461cm" svg:height="0.645cm" svg:x="14.832cm" svg:y="21.936cm">
          <draw:text-box>
            <text:p text:style-name="P4"><text:span text:style-name="T3">The Bicycle Exchange (winter)</text:span></text:p>
          </draw:text-box>
        </draw:frame>
        <draw:frame draw:style-name="standard" draw:layer="layout" svg:width="5.609cm" svg:height="3.929cm" svg:x="14.8cm" svg:y="22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4">
                <text:p text:style-name="P1"><text:span text:style-name="T1">Monday</text:span></text:p>
              </table:table-cell>
              <table:table-cell table:style-name="ce3">
                <text:p><text:span text:style-name="T4">closed</text:span></text:p>
              </table:table-cell>
            </table:table-row>
            <table:table-row table:style-name="ro1">
              <table:table-cell table:style-name="ce4">
                <text:p text:style-name="P1"><text:span text:style-name="T1">Tue</text:span><text:span text:style-name="T5">–</text:span><text:span text:style-name="T1">Wed</text:span></text:p>
              </table:table-cell>
              <table:table-cell table:style-name="ce3">
                <text:p><text:span text:style-name="T4">11am</text:span><text:span text:style-name="T6">–</text:span><text:span text:style-name="T4">6pm</text:span></text:p>
              </table:table-cell>
            </table:table-row>
            <table:table-row table:style-name="ro1">
              <table:table-cell table:style-name="ce4">
                <text:p text:style-name="P1"><text:span text:style-name="T1">Thursday</text:span></text:p>
              </table:table-cell>
              <table:table-cell table:style-name="ce3">
                <text:p><text:span text:style-name="T4">11am</text:span><text:span text:style-name="T6">–7</text:span><text:span text:style-name="T4">pm</text:span></text:p>
              </table:table-cell>
            </table:table-row>
            <table:table-row table:style-name="ro1" table:default-cell-style-name="ce3">
              <table:table-cell>
                <text:p><text:span text:style-name="T4">Friday</text:span></text:p>
              </table:table-cell>
              <table:table-cell>
                <text:p><text:span text:style-name="T4">11am</text:span><text:span text:style-name="T6">–</text:span><text:span text:style-name="T4">6pm</text:span></text:p>
              </table:table-cell>
            </table:table-row>
            <table:table-row table:style-name="ro1" table:default-cell-style-name="ce3">
              <table:table-cell>
                <text:p><text:span text:style-name="T4">Saturday</text:span></text:p>
              </table:table-cell>
              <table:table-cell>
                <text:p><text:span text:style-name="T4">9am</text:span><text:span text:style-name="T6">–</text:span><text:span text:style-name="T4">5pm</text:span></text:p>
              </table:table-cell>
            </table:table-row>
            <table:table-row table:style-name="ro1" table:default-cell-style-name="ce3">
              <table:table-cell>
                <text:p><text:span text:style-name="T4">Sunday</text:span></text:p>
              </table:table-cell>
              <table:table-cell>
                <text:p><text:span text:style-name="T4">12pm</text:span><text:span text:style-name="T6">–5pm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 draw:fill-image-width="0cm" draw:fill-image-height="0cm" draw:shadow="visibl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6T18:52:35.926546874</dc:date>
    <meta:editing-duration>PT16M8S</meta:editing-duration>
    <meta:editing-cycles>4</meta:editing-cycles>
    <meta:generator>LibreOffice/4.3.3.2$Linux_x86 LibreOffice_project/430m0$Build-2</meta:generator>
    <meta:document-statistic meta:object-count="8"/>
  </office:meta>
</office:document-meta>
</file>